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bb5" officeooo:paragraph-rsid="0005bbb5"/>
    </style:style>
    <style:style style:name="P2" style:family="paragraph" style:parent-style-name="Standard">
      <style:text-properties officeooo:rsid="0005bbb5" officeooo:paragraph-rsid="0005bbb5"/>
    </style:style>
    <style:style style:name="P3" style:family="paragraph" style:parent-style-name="Standard">
      <style:text-properties officeooo:rsid="0009867d" officeooo:paragraph-rsid="0009867d"/>
    </style:style>
    <style:style style:name="T1" style:family="text">
      <style:text-properties officeooo:rsid="000759e4"/>
    </style:style>
    <style:style style:name="T2" style:family="text">
      <style:text-properties officeooo:rsid="00089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pful tools for Our Startup</text:p>
      <text:p text:style-name="P1"/>
      <text:p text:style-name="P1">Web Platform :</text:p>
      <text:p text:style-name="P1">- Drupal</text:p>
      <text:p text:style-name="P1">- Laravel</text:p>
      <text:p text:style-name="P1">- Bootstrap</text:p>
      <text:p text:style-name="P1">- NodeJs</text:p>
      <text:p text:style-name="P1">- AngularJs</text:p>
      <text:p text:style-name="P1">- Jquery</text:p>
      <text:p text:style-name="P1">- <text:span text:style-name="T1">Ruby on Rails</text:span></text:p>
      <text:p text:style-name="P1">- <text:span text:style-name="T2">SVG to HTML5</text:span></text:p>
      <text:p text:style-name="P1"/>
      <text:p text:style-name="P1">Infrastruktur :</text:p>
      <text:p text:style-name="P1">- Ubuntu</text:p>
      <text:p text:style-name="P1"/>
      <text:p text:style-name="P3">Desktop :</text:p>
      <text:p text:style-name="P3">- Electron atom</text:p>
      <text:p text:style-name="P1"/>
      <text:p text:style-name="P1">Documentation :</text:p>
      <text:p text:style-name="P1">- Dia Diagram Editor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01:12.250608391</meta:creation-date>
    <dc:date>2016-12-21T10:32:59.966938947</dc:date>
    <meta:editing-duration>PT9M5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44" meta:character-count="211" meta:non-whitespace-character-count="183"/>
  </office:meta>
</office:document-meta>
</file>